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42708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[020817][ANIMAC]少女小悪魔系 蠢く女たち </text:p>
          </table:table-cell>
        </table:table-row>
        <table:table-row table:style-name="ro2">
          <table:table-cell table:style-name="ce21" office:value-type="float" office:value="41705">
            <text:p>2014-03-07</text:p>
          </table:table-cell>
          <table:table-cell table:style-name="ce22" office:value-type="string">
            <text:p>[140307][AniMan] BUST TO BUST－ちちはちちに－ 続続・ちょっとくらい腐ってるのが美味いんですよ？</text:p>
          </table:table-cell>
        </table:table-row>
        <table:table-row table:style-name="ro2">
          <table:table-cell table:style-name="ce21" office:value-type="float" office:value="41705">
            <text:p>2014-03-07</text:p>
          </table:table-cell>
          <table:table-cell table:style-name="ce22" office:value-type="string">
            <text:p>[140307][メリー・ジェーン]虜ノ契 ～家族のために身体を差し出す姉と妹～ 下巻 姉妹の絆</text:p>
          </table:table-cell>
        </table:table-row>
        <table:table-row table:style-name="ro2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アトリエかぐや コレクション コアMIX メガ盛り オカズですよ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鈴木みら乃]ヤバい！-復讐・闇サイト- いじめ速報、燃料投下！？ ネット民に問う。妹殺しはこの牝豚3人の中に…… 編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oRO]JKとオーク兵団 ～悪豚鬼に凌虐された聖女学園～ お嬢様JK恥じらい嗜虐～終わりのない始まり～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椎葉さんのウラの顔。 with イモートリップ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ashminaＡ]もう挟まずにはいられない ~星にお願いしたらこんなにおっきくなっちゃった!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Queen Bee]イマコシステム I ～イマコさんとイチナくん～［緑のルーペ］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サークルトリビュート]奥様は元ヤリマン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恋騎士 Purely☆Kiss The Animation Limited Edition 「藤守由宇」</text:p>
          </table:table-cell>
        </table:table-row>
        <table:table-row table:style-name="ro2">
          <table:table-cell table:style-name="ce21" office:value-type="float" office:value="41677">
            <text:p>2014-02-07</text:p>
          </table:table-cell>
          <table:table-cell table:style-name="ce22" office:value-type="string">
            <text:p>[140207][ちちのや」鬼畜 ～母姉妹調教日記～ 第二話 二階堂愛美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oRO]町ぐるみの罠～白濁にまみれた肢体～ 「敦子先生は白濁塗れ・らっき～恥虐辱め尽し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ピンクパイナップル]おっぱインフィニティ∞！ THE ANIMATION「Love Letter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魔人]黒獣 ～気高き聖女は白濁に染まる～ クラウディア × セレスティン 義父との関係。女神が堕ちる朝には…編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Queen Bee]たゆたゆ ＃3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IXY]りんかん倶楽部 ～第4話 真紀と素子～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メリー・ジェーン]てにおはっ！～女の子だってホントはえっちだよ？～ 下巻 女友達と、いつでもどこでも</text:p>
          </table:table-cell>
        </table:table-row>
        <table:table-row table:style-name="ro2">
          <table:table-cell table:style-name="ce21" office:value-type="float" office:value="41642">
            <text:p>2014-01-03</text:p>
          </table:table-cell>
          <table:table-cell table:style-name="ce22" office:value-type="string">
            <text:p>[140103][Milky] 特別授業3SLG THE ANIMATION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2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2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2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2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2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2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WHITE BEAR] STARLESS IV 淫蕩な饗宴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2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2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2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2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2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ピンクパイナップル] 禁断の病棟 THE ANIMATION Desire.2「淫らな診療室へようこそ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WHITE BEAR] STARLESS III 金色の淑女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2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WHITE BEAR] STARLESS II 官能の演習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2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ピンクパイナップル] 禁断の病棟 THE ANIMATION Desire.1「全ての肉欲を解き放て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2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 STARLESS I 背徳の館</text:p>
          </table:table-cell>
        </table:table-row>
        <table:table-row table:style-name="ro2">
          <table:table-cell table:style-name="ce21" office:value-type="float" office:value="41103">
            <text:p>2012-07-13</text:p>
          </table:table-cell>
          <table:table-cell table:style-name="ce22" office:value-type="string">
            <text:p>[HOT BEAR] school II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[ピンクパイナップル] 花粉少女注意報！～THE ANIMATION～ ATTACK NO.4「ドキドキ花粉少女ランド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2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2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2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[ピンクパイナップル] 花粉少女注意報！～THE ANIMATION～ ATTACK NO.3「女のコ何人シテるかな？」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2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2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2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2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2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2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2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2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[HOT BEAR] school I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2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2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2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[110617][AniMan]Bust to Bust-ちちはちちに - 続・ちょっとくらい腐ってるのが美味いんですよ？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2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2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2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2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2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2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2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2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2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2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2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2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2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2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2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2">
          <table:table-cell table:style-name="ce21" office:value-type="float" office:value="40456">
            <text:p>2010-10-05</text:p>
          </table:table-cell>
          <table:table-cell table:style-name="ce22" office:value-type="string">
            <text:p>[101015][AniMan]Bust to Bust -ちちはちちに- ちょっとくらい腐ってるのが美味いんですよ？</text:p>
          </table:table-cell>
        </table:table-row>
        <table:table-row table:style-name="ro2">
          <table:table-cell table:style-name="ce21" office:value-type="float" office:value="40446">
            <text:p>2010-09-25</text:p>
          </table:table-cell>
          <table:table-cell table:style-name="ce22" office:value-type="string">
            <text:p>[ちちのや] 真章・幻夢館 Epilogue 第四話 〜真実と護るべきもの〜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2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2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2">
          <table:table-cell table:style-name="ce21" office:value-type="float" office:value="40439">
            <text:p>2010-09-18</text:p>
          </table:table-cell>
          <table:table-cell table:style-name="ce22" office:value-type="string">
            <text:p>[ちちのや] 真章・幻夢館 Epilogue 第三話 ～愛と真実～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2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2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2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2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2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2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2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2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2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2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2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2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2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2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2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2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2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2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2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2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2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[鈴木みら乃] 横恋母 ～Immoral Mother～ 下巻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2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2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鈴木みら乃] 横恋母 ～Immoral Mother～ 上巻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2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2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2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2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2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2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2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2">
          <table:table-cell table:style-name="ce21" office:value-type="float" office:value="39934">
            <text:p>2009-05-01</text:p>
          </table:table-cell>
          <table:table-cell table:style-name="ce22" office:value-type="string">
            <text:p>[090501][PIXY]奴隷メイドプリンセス VOL.04 調教済みロッテ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2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2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2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[Milky] 魔界天使ジブリール2 Vol.4 究極！ジブリールより愛をこめて…</text:p>
          </table:table-cell>
        </table:table-row>
        <table:table-row table:style-name="ro2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2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2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2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2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2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2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2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2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2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2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2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2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[ピンクパイナップル] 花粉少女注意報！～THE ANIMATION～ ATTACK NO.2「ヌルヌルでドロドロが止まらないっ♪」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2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2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2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2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[ピンクパイナップル] 花粉少女注意報！～THE ANIMATION～ ATTACK NO.1「みんなでエッチになっちゃえ☆やっちゃえ♪」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2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2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2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2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2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2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2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2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2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2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2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2">
          <table:table-cell table:style-name="ce21" office:value-type="float" office:value="39388">
            <text:p>2007-11-02</text:p>
          </table:table-cell>
          <table:table-cell table:style-name="ce22" office:value-type="string">
            <text:p>[071102][PIXY]奴隷メイドプリンセス VOL.02 姫は子宮でアクメする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2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[ANIMAC] 魔界天使ジブリール2 Vol.3 決戦！ジブリール VS ジブリール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39">
            <text:p>2007-09-14</text:p>
          </table:table-cell>
          <table:table-cell table:style-name="ce22" office:value-type="string">
            <text:p>[バニラ] 一寸法師 後編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2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2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2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ANIMAC] 魔界天使ジブリール2 Vol.2 純真！悩ましき恋心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2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2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2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2">
          <table:table-cell table:style-name="ce21" office:value-type="float" office:value="39241">
            <text:p>2007-06-08</text:p>
          </table:table-cell>
          <table:table-cell table:style-name="ce22" office:value-type="string">
            <text:p>[バニラ] 一寸法師 前編</text:p>
          </table:table-cell>
        </table:table-row>
        <table:table-row table:style-name="ro2">
          <table:table-cell table:style-name="ce21" office:value-type="float" office:value="39234">
            <text:p>2007-06-01</text:p>
          </table:table-cell>
          <table:table-cell table:style-name="ce22" office:value-type="string">
            <text:p>[070601][PIXY]奴隷メイドプリンセス VOL.01 調教開始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Milky] 洗濯屋しんちゃん 第2話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ANIMAC] 魔界天使ジブリール2 Vol.1 誕生！新ジブリール</text:p>
          </table:table-cell>
        </table:table-row>
        <table:table-row table:style-name="ro2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2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2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2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2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2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2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[Milky] 洗濯屋しんちゃん 第1話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2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2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2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2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2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2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2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2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2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2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2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2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2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2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2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2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2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2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2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[ミューズ] 人妻かすみさん 後編　確かめ合う気持ち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2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2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2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2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2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2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[ミューズ] 人妻かすみさん 前編　過ちの夜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2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2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2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2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[ミューズ] エンジェルブレイド パニッシュ！3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2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2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2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2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2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[ミューズ] エンジェルブレイド パニッシュ！2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2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2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2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2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2">
          <table:table-cell table:style-name="ce21" office:value-type="float" office:value="38350">
            <text:p>2004-12-29</text:p>
          </table:table-cell>
          <table:table-cell table:style-name="ce22" office:value-type="string">
            <text:p>[ミューズ] エンジェルブレイド パニッシュ！1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2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2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2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2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2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2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2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[ピンクパイナップル] 制服処女 THE ANIMATION collection.2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2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2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2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2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2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2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2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[ピンクパイナップル] 制服処女 THE ANIMATION collection.1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2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2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2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2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2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2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2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2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2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[CherryLips] 女狼狂濡（めがみきょうじゅ） 濡婦（ウルフ）編</text:p>
          </table:table-cell>
        </table:table-row>
        <table:table-row table:style-name="ro2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2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2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2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2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2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2">
          <table:table-cell table:style-name="ce21" office:value-type="float" office:value="37860">
            <text:p>2003-08-27</text:p>
          </table:table-cell>
          <table:table-cell table:style-name="ce22" office:value-type="string">
            <text:p>[CherryLips] 女狼狂濡（めがみきょうじゅ） 妄獣編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[ピンクパイナップル] 妻みぐい THE ANIMATION chance.2 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2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2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2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0 「わたしをcheck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1 「わたしとえっち、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2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2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[GREEN BUNNY] 幻夢館 愛欲と凌辱の淫罪 下巻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2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2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2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[バニラ] エンジェルブレイド 3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2">
          <table:table-cell table:style-name="ce21" office:value-type="float" office:value="37701">
            <text:p>2003-03-21</text:p>
          </table:table-cell>
          <table:table-cell table:style-name="ce22" office:value-type="string">
            <text:p>[GREEN BUNNY] 幻夢館 愛欲と凌辱の淫罪 上巻</text:p>
          </table:table-cell>
        </table:table-row>
        <table:table-row table:style-name="ro2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2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2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2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2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2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2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2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2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2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2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2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2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2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2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[バニラ] エンジェルブレイド 2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2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2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2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2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2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2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2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2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2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2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2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[バニラ] エンジェルブレイド 1</text:p>
          </table:table-cell>
        </table:table-row>
        <table:table-row table:style-name="ro2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2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2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2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2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2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2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2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2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[ピンクパイナップル] 遺作～Respect～ 第三幕「快楽の果て」</text:p>
          </table:table-cell>
        </table:table-row>
        <table:table-row table:style-name="ro2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2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[バニラ] トレス・マリアス 3人の聖処女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2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2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2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2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2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2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[ピンクパイナップル] 遺作～Respect～ 第二幕「牝の芳香」</text:p>
          </table:table-cell>
        </table:table-row>
        <table:table-row table:style-name="ro2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2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2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2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2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2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2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2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2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2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2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[バニラ] トレス・マリアス 3人の聖処女 前編</text:p>
          </table:table-cell>
        </table:table-row>
        <table:table-row table:style-name="ro2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2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2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[ピンクパイナップル] 遺作～Respect～ 第一幕「恥辱の牢獄」</text:p>
          </table:table-cell>
        </table:table-row>
        <table:table-row table:style-name="ro2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2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2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2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2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2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2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2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2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2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2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2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2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2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2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2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2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2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[バニラ] となりのお姉さん 後編</text:p>
          </table:table-cell>
        </table:table-row>
        <table:table-row table:style-name="ro2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2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2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2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2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2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2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2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2">
          <table:table-cell table:style-name="ce21" office:value-type="float" office:value="36721">
            <text:p>2000-07-14</text:p>
          </table:table-cell>
          <table:table-cell table:style-name="ce22" office:value-type="string">
            <text:p>[バニラ] となりのお姉さん 前編</text:p>
          </table:table-cell>
        </table:table-row>
        <table:table-row table:style-name="ro2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2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2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2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2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2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2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2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2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2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2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2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2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2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2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2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2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2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2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2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2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2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2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2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2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2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2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2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2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2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2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2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2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2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2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2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2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2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2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2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2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2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2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[ピンクパイナップル] 遺作 終劇「罪と罰」</text:p>
          </table:table-cell>
        </table:table-row>
        <table:table-row table:style-name="ro2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2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2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2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2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2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2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2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2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2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2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2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2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2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2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2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2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2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2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2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2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2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2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[ピンクパイナップル] 遺作 惨劇三「美由紀」</text:p>
          </table:table-cell>
        </table:table-row>
        <table:table-row table:style-name="ro2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2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2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[ピンクパイナップル] 遺作 惨劇二「琴未」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2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2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[ピンクパイナップル] 遺作 惨劇一「里香」</text:p>
          </table:table-cell>
        </table:table-row>
        <table:table-row table:style-name="ro2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2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2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2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2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2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2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2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2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2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2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2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2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2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2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2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2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2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2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2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2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2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2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2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2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2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2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2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2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2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2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2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2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2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2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2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2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2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2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2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2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2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2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2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2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2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2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2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2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2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2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2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2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2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2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2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2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2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2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2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2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2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2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2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2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2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2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2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2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2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2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2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2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2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2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2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2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2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2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2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2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2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2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2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2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2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2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2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2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2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2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2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2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2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2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2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2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2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2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2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2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2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2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2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2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2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2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2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2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2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2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2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2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2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2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2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2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2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2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2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2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2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2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2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2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2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2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2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2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2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2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2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2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2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2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2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2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2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2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2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2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2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2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2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2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2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2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2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2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2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2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2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2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2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2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2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2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2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2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2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2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2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2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2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2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2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2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2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2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2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2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2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2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2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2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2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2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2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2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2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2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2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2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2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2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2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2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2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2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2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2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2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2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4">
          <table:table-cell table:style-name="ce22" office:value-type="string">
            <text:p>/edit</text:p>
          </table:table-cell>
        </table:table-row>
        <table:table-row table:style-name="ro4">
          <table:table-cell table:style-name="ce22" office:value-type="string">
            <text:p>https://docs.google.com/spreadsheet/ccc?key=0AjOHlgjkXl6HdFgwS1ducEljUFRnZGRrWXVzWnZsZHc&amp;usp=sharing</text:p>
          </table:table-cell>
        </table:table-row>
        <table:table-row table:style-name="ro4">
          <table:table-cell table:style-name="ce22" office:value-type="string">
            <text:p>/html</text:p>
          </table:table-cell>
        </table:table-row>
        <table:table-row table:style-name="ro4">
          <table:table-cell table:style-name="ce22" office:value-type="string">
            <text:p>https://docs.google.com/spreadsheet/pub?key=0AjOHlgjkXl6HdFgwS1ducEljUFRnZGRrWXVzWnZsZHc&amp;gid=0</text:p>
          </table:table-cell>
        </table:table-row>
        <table:table-row table:style-name="ro4">
          <table:table-cell table:style-name="ce22" office:value-type="string">
            <text:p>git</text:p>
          </table:table-cell>
        </table:table-row>
        <table:table-row table:style-name="ro4">
          <table:table-cell table:style-name="ce22" office:value-type="string">
            <text:p>https://github.com/wotupset/jphanime_data</text:p>
          </table:table-cell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